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VisitorTee.visitIincInsn( int var , int incr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InvokeDynamicInsn( String name , String desc , Handle bsm , Object ... bsm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LocalVariableAnnotation( int typeRef , TypePath typePath , Label [ ] start , Label [ ] end , int [ ] index ,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LookupSwitchInsn( Label dflt , int [ ] keys , Label [ ]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Attribute( Attribute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MethodInsn( int opcode , String owner , String nam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MultiANewArrayInsn( String desc , int di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Insn( int op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Annotation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LineNumber( int line , Label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IntInsn( int opcode , int oper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ParameterAnnotation( int parameter ,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FieldInsn( int opcode , String owner , String nam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VarInsn( int opcode , int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Maxs( int maxStack , int maxLoc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Annotation(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Label( Label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TryCatchBlock( Label start , Label end , Label handler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Parameter( String name ,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InsnAnnotation( int typeRef , TypePath typePath ,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TryCatchAnnotation( int typeRef , TypePath typePath ,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LocalVariable( String name , String desc , String signature , Label start , Label end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TableSwitchInsn( int min , int max , Label dflt , Label ... 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MethodInsn( int opcode , String owner , String name , String desc , boolean i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Frame( int type , int nLocal , Object [ ] local , int nStack , Object [ ]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MethodVisitorTee( MethodVisitor mv1 , MethodVisitor mv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VisitorTee.visitJumpInsn( int opcode , Label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LdcInsn( Object c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TypeAnnotation( int typeRef , TypePath typePath ,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VisitorTee.visitTypeInsn( int opcod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